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7083in" fo:margin-left="0.2229in" fo:margin-right="-0.0063in" table:align="margins"/>
    </style:style>
    <style:style style:name="Table1.A" style:family="table-column">
      <style:table-column-properties style:column-width="1.125in" style:rel-column-width="10990*"/>
    </style:style>
    <style:style style:name="Table1.B" style:family="table-column">
      <style:table-column-properties style:column-width="3.2708in" style:rel-column-width="31953*"/>
    </style:style>
    <style:style style:name="Table1.C" style:family="table-column">
      <style:table-column-properties style:column-width="2.3125in" style:rel-column-width="2259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s</text:p>
      <text:p text:style-name="Standard"/>
      <text:p text:style-name="Standard">Problem Definition</text:p>
      <text:list xml:id="list503793517" text:style-name="L1">
        <text:list-item>
          <text:p text:style-name="P1">Problem managing project</text:p>
        </text:list-item>
        <text:list-item>
          <text:p text:style-name="P1">Problem co-coordinating projects</text:p>
        </text:list-item>
        <text:list-item>
          <text:p text:style-name="P1">Problem get a status report of where each project is at.</text:p>
        </text:list-item>
        <text:list-item>
          <text:p text:style-name="P1">Linking project documents</text:p>
        </text:list-item>
      </text:list>
      <text:p text:style-name="Standard"/>
      <text:p text:style-name="Standard">Solution</text:p>
      <text:list xml:id="list2148950554" text:style-name="L2">
        <text:list-item>
          <text:p text:style-name="P2">Enter all projects</text:p>
        </text:list-item>
        <text:list-item>
          <text:p text:style-name="P2">Divide projects into phase</text:p>
        </text:list-item>
        <text:list-item>
          <text:p text:style-name="P2">Add a team to a project</text:p>
        </text:list-item>
        <text:list-item>
          <text:p text:style-name="P2">Divide the phases into tasks assigned to individual people</text:p>
        </text:list-item>
        <text:list-item>
          <text:p text:style-name="P2">Link document folder to a project phase</text:p>
        </text:list-item>
        <text:list-item>
          <text:p text:style-name="P2">Review changes</text:p>
        </text:list-item>
      </text:list>
      <text:p text:style-name="Standard"/>
      <text:p text:style-name="Standard">Modules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Staff</text:p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Standard">Have a list of staff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ject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Standard">Create a projec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Standard">Create project phases and define phas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Standard">Create a project phase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Standard">Add staff in projec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Standard">Create task type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Standard">Define the tasks in every projec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Standard">Link a document to the project phas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Standard">Get project cos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ugs</text:p>
          </table:table-cell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Standard">Bug referenc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eview</text:p>
          </table:table-cell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Standard">Change Review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ot </meta:initial-creator>
    <meta:creation-date>2011-04-14T21:12:06</meta:creation-date>
    <dc:date>2011-04-15T13:52:07</dc:date>
    <dc:creator>root </dc:creator>
    <meta:editing-duration>PT3H50M45S</meta:editing-duration>
    <meta:editing-cycles>8</meta:editing-cycles>
    <meta:generator>OpenOffice.org/3.3$Unix OpenOffice.org_project/330m20$Build-9567</meta:generator>
    <meta:document-statistic meta:table-count="1" meta:image-count="0" meta:object-count="0" meta:page-count="2" meta:paragraph-count="29" meta:word-count="115" meta:character-count="634"/>
  </office:meta>
</office:document-meta>
</file>